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51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45cm" fo:padding-top="0.15cm" fo:padding-bottom="0.15cm" fo:padding-left="0.275cm" fo:padding-right="0.275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cm" fo:min-width="1.946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1.44cm" fo:padding-top="0.15cm" fo:padding-bottom="0.15cm" fo:padding-left="0.275cm" fo:padding-right="0.275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5.2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4.4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2.4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5" style:family="paragraph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>
      <loext:graphic-properties draw:fill="none"/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>
      <style:paragraph-properties style:text-autospace="none"/>
      <style:text-properties style:font-name="Times New Roman" fo:font-size="12pt" style:font-size-asian="12pt" style:font-size-complex="12pt"/>
    </style:style>
    <style:style style:name="P8" style:family="paragraph">
      <loext:graphic-properties draw:fill="none"/>
      <style:paragraph-properties fo:text-align="center" style:text-autospace="non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.1cm" svg:height="0.721cm" svg:x="9.9cm" svg:y="13.9cm">
          <draw:text-box>
            <text:p><text:span text:style-name="T1">Да</text:span></text:p>
          </draw:text-box>
        </draw:frame>
        <draw:frame draw:style-name="gr2" draw:text-style-name="P3" draw:layer="layout" svg:width="1.204cm" svg:height="0.721cm" svg:x="11.996cm" svg:y="8.7cm">
          <draw:text-box>
            <text:p><text:span text:style-name="T1">Нет</text:span></text:p>
          </draw:text-box>
        </draw:frame>
        <draw:custom-shape draw:style-name="gr3" draw:text-style-name="P2" xml:id="id6" draw:id="id6" draw:layer="layout" svg:width="4cm" svg:height="1.242cm" svg:x="8cm" svg:y="8.658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7" draw:id="id7" draw:layer="layout" svg:width="3.4cm" svg:height="1.65cm" svg:x="8.2cm" svg:y="18.1cm">
          <text:p text:style-name="P1"><text:span text:style-name="T1">Возврат</text:span></text:p>
          <text:p text:style-name="P1"><text:span text:style-name="T1">angle _inde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13" draw:id="id13" draw:layer="layout" svg:width="4cm" svg:height="1.242cm" svg:x="7.9cm" svg:y="20.358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2" draw:id="id2" draw:layer="layout" svg:width="4cm" svg:height="1.24cm" svg:x="8cm" svg:y="3.2cm">
          <text:p text:style-name="P1"><text:span text:style-name="T1">angle_index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cm" svg:y1="2.8cm" svg:x2="10cm" svg:y2="3.2cm" draw:start-shape="id1" draw:start-glue-point="6" draw:end-shape="id2" draw:end-glue-point="4" svg:d="M10000 2800v400" svg:viewBox="0 0 1 401">
          <text:p/>
        </draw:connector>
        <draw:custom-shape draw:style-name="gr8" draw:text-style-name="P6" xml:id="id3" draw:id="id3" draw:layer="layout" svg:width="4.99cm" svg:height="1.6cm" svg:x="7.5cm" svg:y="12.4cm">
          <text:p text:style-name="P5"><text:span text:style-name="T2">temp_angle &lt; min_angl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1.1cm" svg:height="0.721cm" svg:x="9.9cm" svg:y="11.679cm">
          <draw:text-box>
            <text:p><text:span text:style-name="T1">Да</text:span></text:p>
          </draw:text-box>
        </draw:frame>
        <draw:frame draw:style-name="gr2" draw:text-style-name="P3" draw:layer="layout" svg:width="1.204cm" svg:height="0.721cm" svg:x="6.4cm" svg:y="12.6cm">
          <draw:text-box>
            <text:p><text:span text:style-name="T1">Нет</text:span></text:p>
          </draw:text-box>
        </draw:frame>
        <draw:custom-shape draw:style-name="gr9" draw:text-style-name="P2" xml:id="id4" draw:id="id4" draw:layer="layout" svg:width="1.99cm" svg:height="1.24cm" svg:x="4.3cm" svg:y="11.26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7.5cm" svg:y1="13.2cm" svg:x2="5.295cm" svg:y2="12.5cm" draw:start-shape="id3" draw:start-glue-point="5" draw:end-shape="id4" draw:end-glue-point="6" svg:d="M7500 13200h-2205v-700" svg:viewBox="0 0 2206 701">
          <text:p/>
        </draw:connector>
        <draw:connector draw:style-name="gr10" draw:text-style-name="P1" draw:layer="layout" draw:line-skew="-1.656cm" svg:x1="5.295cm" svg:y1="11.26cm" svg:x2="10cm" svg:y2="8.299cm" draw:start-shape="id4" draw:start-glue-point="4" draw:end-shape="id5" draw:end-glue-point="0" svg:d="M5295 11260v-2960h4705v-1" svg:viewBox="0 0 4706 2962">
          <text:p/>
        </draw:connector>
        <draw:connector draw:style-name="gr7" draw:text-style-name="P1" draw:layer="layout" draw:line-skew="1.175cm" svg:x1="12cm" svg:y1="9.279cm" svg:x2="11.254cm" svg:y2="18.925cm" draw:start-shape="id6" draw:start-glue-point="7" draw:end-shape="id7" draw:end-glue-point="9" svg:d="M12000 9279h1700v9646h-2446" svg:viewBox="0 0 2447 9647">
          <text:p/>
        </draw:connector>
        <draw:custom-shape draw:style-name="gr6" draw:text-style-name="P2" xml:id="id8" draw:id="id8" draw:layer="layout" svg:width="4cm" svg:height="1.24cm" svg:x="8cm" svg:y="4.96cm">
          <text:p><text:span text:style-name="T2">min_angle = 2 * 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cm" svg:y1="4.44cm" svg:x2="10cm" svg:y2="4.96cm" draw:start-shape="id2" draw:start-glue-point="6" draw:end-shape="id8" draw:end-glue-point="4" svg:d="M10000 4440v520" svg:viewBox="0 0 1 521">
          <text:p/>
        </draw:connector>
        <draw:custom-shape draw:style-name="gr6" draw:text-style-name="P2" xml:id="id9" draw:id="id9" draw:layer="layout" svg:width="4cm" svg:height="1.24cm" svg:x="8cm" svg:y="6.7cm"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cm" svg:y1="6.2cm" svg:x2="10cm" svg:y2="6.7cm" draw:start-shape="id8" draw:start-glue-point="6" draw:end-shape="id9" draw:end-glue-point="4" svg:d="M10000 6200v500" svg:viewBox="0 0 1 501">
          <text:p/>
        </draw:connector>
        <draw:connector draw:style-name="gr7" draw:text-style-name="P1" xml:id="id5" draw:id="id5" draw:layer="layout" svg:x1="10cm" svg:y1="7.94cm" svg:x2="10cm" svg:y2="8.658cm" draw:start-shape="id9" draw:end-shape="id6" draw:end-glue-point="4" svg:d="M10000 7940v718" svg:viewBox="0 0 1 719">
          <text:p/>
        </draw:connector>
        <draw:custom-shape draw:style-name="gr11" draw:text-style-name="P2" xml:id="id10" draw:id="id10" draw:layer="layout" svg:width="5.8cm" svg:height="1.24cm" svg:x="7.1cm" svg:y="10.46cm">
          <text:p text:style-name="P7"><text:span text:style-name="T2">temp_angle = angle(</text:span><text:span text:style-name="T3">Y</text:span><text:span text:style-name="T2">[i], </text:span><text:span text:style-name="T3">X</text:span><text:span text:style-name="T2">[i]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cm" svg:y1="9.9cm" svg:x2="10cm" svg:y2="10.46cm" draw:start-shape="id6" draw:start-glue-point="6" draw:end-shape="id10" draw:end-glue-point="4" svg:d="M10000 9900v560" svg:viewBox="0 0 1 561">
          <text:p/>
        </draw:connector>
        <draw:connector draw:style-name="gr7" draw:text-style-name="P1" draw:layer="layout" svg:x1="10cm" svg:y1="11.7cm" svg:x2="9.995cm" svg:y2="12.4cm" draw:start-shape="id10" draw:start-glue-point="6" draw:end-shape="id3" draw:end-glue-point="4" svg:d="M10000 11700v351h-5v349" svg:viewBox="0 0 6 701">
          <text:p/>
        </draw:connector>
        <draw:custom-shape draw:style-name="gr12" draw:text-style-name="P8" xml:id="id11" draw:id="id11" draw:layer="layout" svg:width="5cm" svg:height="1.24cm" svg:x="7.5cm" svg:y="14.6cm">
          <text:p text:style-name="P7"><text:span text:style-name="T2">min_angle = temp _an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9.995cm" svg:y1="14cm" svg:x2="10cm" svg:y2="14.6cm" draw:start-shape="id3" draw:start-glue-point="6" draw:end-shape="id11" draw:end-glue-point="4" svg:d="M9995 14000v300h5v300" svg:viewBox="0 0 6 601">
          <text:p/>
        </draw:connector>
        <draw:custom-shape draw:style-name="gr13" draw:text-style-name="P8" xml:id="id12" draw:id="id12" draw:layer="layout" svg:width="3cm" svg:height="1.24cm" svg:x="8.5cm" svg:y="16.36cm">
          <text:p text:style-name="P7"><text:span text:style-name="T2">angle_index = 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cm" svg:y1="15.84cm" svg:x2="10cm" svg:y2="16.36cm" draw:start-shape="id11" draw:start-glue-point="6" draw:end-shape="id12" draw:end-glue-point="4" svg:d="M10000 15840v520" svg:viewBox="0 0 1 521">
          <text:p/>
        </draw:connector>
        <draw:connector draw:style-name="gr7" draw:text-style-name="P1" draw:layer="layout" svg:x1="8.5cm" svg:y1="16.98cm" svg:x2="4.3cm" svg:y2="11.88cm" draw:start-shape="id12" draw:start-glue-point="5" draw:end-shape="id4" draw:end-glue-point="5" svg:d="M8500 16980h-4725v-5100h525" svg:viewBox="0 0 4726 5101">
          <text:p/>
        </draw:connector>
        <draw:connector draw:style-name="gr7" draw:text-style-name="P1" draw:layer="layout" svg:x1="9.9cm" svg:y1="19.75cm" svg:x2="9.9cm" svg:y2="20.358cm" draw:start-shape="id7" draw:start-glue-point="8" draw:end-shape="id13" draw:end-glue-point="4" svg:d="M9900 19750v608" svg:viewBox="0 0 1 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7T19:31:28.037000000</dc:date>
    <meta:editing-duration>PT1H38M48S</meta:editing-duration>
    <meta:editing-cycles>15</meta:editing-cycles>
    <meta:generator>LibreOffice/6.1.1.2$Windows_X86_64 LibreOffice_project/5d19a1bfa650b796764388cd8b33a5af1f5baa1b</meta:generator>
    <meta:document-statistic meta:object-count="29"/>
  </office:meta>
</office:document-meta>
</file>